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0.9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ff"/>
    </style:style>
    <style:style style:name="ce8" style:family="table-cell" style:parent-style-name="Default" style:data-style-name="N117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7">
      <style:table-cell-properties fo:background-color="#00ffff"/>
    </style:style>
    <style:style style:name="ce10" style:family="table-cell" style:parent-style-name="Default" style:data-style-name="N117"/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7">
      <style:table-cell-properties fo:background-color="#66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default-cell-style-name="ce10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Bosch</text:p>
          </table:table-cell>
          <table:covered-table-cell table:style-name="ce1"/>
          <table:table-cell table:style-name="ce6" office:value-type="string" table:number-columns-spanned="2" table:number-rows-spanned="1">
            <text:p>Pont diviseur</text:p>
          </table:table-cell>
          <table:covered-table-cell table:style-name="ce8"/>
          <table:table-cell table:style-name="ce11"/>
          <table:table-cell table:number-columns-repeated="2"/>
        </table:table-row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Ohms</text:p>
          </table:table-cell>
          <table:table-cell table:style-name="ce6" office:value-type="string">
            <text:p>Vout</text:p>
          </table:table-cell>
          <table:table-cell table:style-name="ce8" office:value-type="string">
            <text:p>I</text:p>
          </table:table-cell>
          <table:table-cell table:style-name="ce12" office:value-type="string">
            <text:p>Espruino</text:p>
          </table:table-cell>
          <table:table-cell/>
          <table:table-cell>
            <draw:frame table:end-cell-address="Feuille1.T24" table:end-x="0.8677in" table:end-y="0.063in" draw:z-index="0" draw:name="Evolution de la sonde Bosch selon la température" draw:style-name="gr1" draw:text-style-name="P1" svg:width="12.4134in" svg:height="3.8386in" svg:x="0.0118in" svg:y="0.1362in">
              <draw:object draw:notify-on-update-of-ranges="Feuille1.A3:Feuille1.A21 Feuille1.B2:Feuille1.B2 Feuille1.B3:Feuille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Evolution de la sonde Bosch selon la température</svg:title>
            </draw:frame>
          </table:table-cell>
        </table:table-row>
        <table:table-row table:style-name="ro1">
          <table:table-cell table:style-name="ce2" office:value-type="float" office:value="-40">
            <text:p>-40</text:p>
          </table:table-cell>
          <table:table-cell table:style-name="ce2" office:value-type="float" office:value="44864">
            <text:p>44864</text:p>
          </table:table-cell>
          <table:table-cell table:style-name="ce7" table:formula="of:=([.$B$23]*[.B3])/([.$B$24]+[.B3])" office:value-type="float" office:value="3.17270701182925">
            <text:p>3.17</text:p>
          </table:table-cell>
          <table:table-cell table:style-name="ce9" table:formula="of:=[.$B$23]/([.B3]+[.$B$24])" office:value-type="float" office:value="0.0000707183267615292">
            <text:p>0.000</text:p>
          </table:table-cell>
          <table:table-cell table:style-name="ce13" table:formula="of:=[.C3]/3.3" office:value-type="float" office:value="0.961426367220984">
            <text:p>0.961</text:p>
          </table:table-cell>
          <table:table-cell table:number-columns-repeated="2"/>
        </table:table-row>
        <table:table-row table:style-name="ro1">
          <table:table-cell table:style-name="ce2" office:value-type="float" office:value="-30">
            <text:p>-30</text:p>
          </table:table-cell>
          <table:table-cell table:style-name="ce2" office:value-type="float" office:value="25524">
            <text:p>25524</text:p>
          </table:table-cell>
          <table:table-cell table:style-name="ce7" table:formula="of:=([.$B$23]*[.B4])/([.$B$24]+[.B4])" office:value-type="float" office:value="3.08260869565217">
            <text:p>3.08</text:p>
          </table:table-cell>
          <table:table-cell table:style-name="ce9" table:formula="of:=[.$B$23]/([.B4]+[.$B$24])" office:value-type="float" office:value="0.000120772946859903">
            <text:p>0.000</text:p>
          </table:table-cell>
          <table:table-cell table:style-name="ce13" table:formula="of:=[.C4]/3.3" office:value-type="float" office:value="0.934123847167325">
            <text:p>0.934</text:p>
          </table:table-cell>
          <table:table-cell table:number-columns-repeated="2"/>
        </table:table-row>
        <table:table-row table:style-name="ro1">
          <table:table-cell table:style-name="ce2" office:value-type="float" office:value="-20">
            <text:p>-20</text:p>
          </table:table-cell>
          <table:table-cell table:style-name="ce2" office:value-type="float" office:value="15067">
            <text:p>15067</text:p>
          </table:table-cell>
          <table:table-cell table:style-name="ce7" table:formula="of:=([.$B$23]*[.B5])/([.$B$24]+[.B5])" office:value-type="float" office:value="2.94783304677773">
            <text:p>2.95</text:p>
          </table:table-cell>
          <table:table-cell table:style-name="ce9" table:formula="of:=[.$B$23]/([.B5]+[.$B$24])" office:value-type="float" office:value="0.000195648307345705">
            <text:p>0.000</text:p>
          </table:table-cell>
          <table:table-cell table:style-name="ce13" table:formula="of:=[.C5]/3.3" office:value-type="float" office:value="0.893282741447798">
            <text:p>0.893</text:p>
          </table:table-cell>
          <table:table-cell table:number-columns-repeated="2"/>
        </table:table-row>
        <table:table-row table:style-name="ro1">
          <table:table-cell table:style-name="ce2" office:value-type="float" office:value="-10">
            <text:p>-10</text:p>
          </table:table-cell>
          <table:table-cell table:style-name="ce2" office:value-type="float" office:value="9220">
            <text:p>9220</text:p>
          </table:table-cell>
          <table:table-cell table:style-name="ce7" table:formula="of:=([.$B$23]*[.B6])/([.$B$24]+[.B6])" office:value-type="float" office:value="2.76098003629764">
            <text:p>2.76</text:p>
          </table:table-cell>
          <table:table-cell table:style-name="ce9" table:formula="of:=[.$B$23]/([.B6]+[.$B$24])" office:value-type="float" office:value="0.0002994555353902">
            <text:p>0.000</text:p>
          </table:table-cell>
          <table:table-cell table:style-name="ce13" table:formula="of:=[.C6]/3.3" office:value-type="float" office:value="0.836660617059891">
            <text:p>0.837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5784">
            <text:p>5784</text:p>
          </table:table-cell>
          <table:table-cell table:style-name="ce7" table:formula="of:=([.$B$23]*[.B7])/([.$B$24]+[.B7])" office:value-type="float" office:value="2.51677215189873">
            <text:p>2.52</text:p>
          </table:table-cell>
          <table:table-cell table:style-name="ce9" table:formula="of:=[.$B$23]/([.B7]+[.$B$24])" office:value-type="float" office:value="0.000435126582278481">
            <text:p>0.000</text:p>
          </table:table-cell>
          <table:table-cell table:style-name="ce13" table:formula="of:=[.C7]/3.3" office:value-type="float" office:value="0.762658227848101">
            <text:p>0.763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740">
            <text:p>3740</text:p>
          </table:table-cell>
          <table:table-cell table:style-name="ce7" table:formula="of:=([.$B$23]*[.B8])/([.$B$24]+[.B8])" office:value-type="float" office:value="2.22779783393502">
            <text:p>2.23</text:p>
          </table:table-cell>
          <table:table-cell table:style-name="ce9" table:formula="of:=[.$B$23]/([.B8]+[.$B$24])" office:value-type="float" office:value="0.000595667870036101">
            <text:p>0.001</text:p>
          </table:table-cell>
          <table:table-cell table:style-name="ce13" table:formula="of:=[.C8]/3.3" office:value-type="float" office:value="0.675090252707581">
            <text:p>0.675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480">
            <text:p>2480</text:p>
          </table:table-cell>
          <table:table-cell table:style-name="ce7" table:formula="of:=([.$B$23]*[.B9])/([.$B$24]+[.B9])" office:value-type="float" office:value="1.91214953271028">
            <text:p>1.91</text:p>
          </table:table-cell>
          <table:table-cell table:style-name="ce9" table:formula="of:=[.$B$23]/([.B9]+[.$B$24])" office:value-type="float" office:value="0.000771028037383177">
            <text:p>0.001</text:p>
          </table:table-cell>
          <table:table-cell table:style-name="ce13" table:formula="of:=[.C9]/3.3" office:value-type="float" office:value="0.579439252336449">
            <text:p>0.579</text:p>
          </table:table-cell>
          <table:table-cell table:number-columns-repeated="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683">
            <text:p>1683</text:p>
          </table:table-cell>
          <table:table-cell table:style-name="ce7" table:formula="of:=([.$B$23]*[.B10])/([.$B$24]+[.B10])" office:value-type="float" office:value="1.59457364341085">
            <text:p>1.59</text:p>
          </table:table-cell>
          <table:table-cell table:style-name="ce9" table:formula="of:=[.$B$23]/([.B10]+[.$B$24])" office:value-type="float" office:value="0.000947459086993971">
            <text:p>0.001</text:p>
          </table:table-cell>
          <table:table-cell table:style-name="ce13" table:formula="of:=[.C10]/3.3" office:value-type="float" office:value="0.483204134366925">
            <text:p>0.483</text:p>
          </table:table-cell>
          <table:table-cell table:number-columns-repeated="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167">
            <text:p>1167</text:p>
          </table:table-cell>
          <table:table-cell table:style-name="ce7" table:formula="of:=([.$B$23]*[.B11])/([.$B$24]+[.B11])" office:value-type="float" office:value="1.29797775530839">
            <text:p>1.30</text:p>
          </table:table-cell>
          <table:table-cell table:style-name="ce9" table:formula="of:=[.$B$23]/([.B11]+[.$B$24])" office:value-type="float" office:value="0.00111223458038423">
            <text:p>0.001</text:p>
          </table:table-cell>
          <table:table-cell table:style-name="ce13" table:formula="of:=[.C11]/3.3" office:value-type="float" office:value="0.393326592517695">
            <text:p>0.393</text:p>
          </table:table-cell>
          <table:table-cell table:number-columns-repeated="2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824">
            <text:p>824</text:p>
          </table:table-cell>
          <table:table-cell table:style-name="ce7" table:formula="of:=([.$B$23]*[.B12])/([.$B$24]+[.B12])" office:value-type="float" office:value="1.03628048780488">
            <text:p>1.04</text:p>
          </table:table-cell>
          <table:table-cell table:style-name="ce9" table:formula="of:=[.$B$23]/([.B12]+[.$B$24])" office:value-type="float" office:value="0.00125762195121951">
            <text:p>0.001</text:p>
          </table:table-cell>
          <table:table-cell table:style-name="ce13" table:formula="of:=[.C12]/3.3" office:value-type="float" office:value="0.314024390243902">
            <text:p>0.314</text:p>
          </table:table-cell>
          <table:table-cell table:number-columns-repeated="2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594">
            <text:p>594</text:p>
          </table:table-cell>
          <table:table-cell table:style-name="ce7" table:formula="of:=([.$B$23]*[.B13])/([.$B$24]+[.B13])" office:value-type="float" office:value="0.818796992481203">
            <text:p>0.82</text:p>
          </table:table-cell>
          <table:table-cell table:style-name="ce9" table:formula="of:=[.$B$23]/([.B13]+[.$B$24])" office:value-type="float" office:value="0.00137844611528822">
            <text:p>0.001</text:p>
          </table:table-cell>
          <table:table-cell table:style-name="ce13" table:formula="of:=[.C13]/3.3" office:value-type="float" office:value="0.24812030075188">
            <text:p>0.248</text:p>
          </table:table-cell>
          <table:table-cell table:number-columns-repeated="2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float" office:value="434.9">
            <text:p>434.9</text:p>
          </table:table-cell>
          <table:table-cell table:style-name="ce7" table:formula="of:=([.$B$23]*[.B14])/([.$B$24]+[.B14])" office:value-type="float" office:value="0.642162960311423">
            <text:p>0.64</text:p>
          </table:table-cell>
          <table:table-cell table:style-name="ce9" table:formula="of:=[.$B$23]/([.B14]+[.$B$24])" office:value-type="float" office:value="0.00147657613316032">
            <text:p>0.001</text:p>
          </table:table-cell>
          <table:table-cell table:style-name="ce13" table:formula="of:=[.C14]/3.3" office:value-type="float" office:value="0.194594836458007">
            <text:p>0.195</text:p>
          </table:table-cell>
          <table:table-cell table:number-columns-repeated="2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323.4">
            <text:p>323.4</text:p>
          </table:table-cell>
          <table:table-cell table:style-name="ce7" table:formula="of:=([.$B$23]*[.B15])/([.$B$24]+[.B15])" office:value-type="float" office:value="0.502599604408025">
            <text:p>0.50</text:p>
          </table:table-cell>
          <table:table-cell table:style-name="ce9" table:formula="of:=[.$B$23]/([.B15]+[.$B$24])" office:value-type="float" office:value="0.00155411133088443">
            <text:p>0.002</text:p>
          </table:table-cell>
          <table:table-cell table:style-name="ce13" table:formula="of:=[.C15]/3.3" office:value-type="float" office:value="0.152302910426674">
            <text:p>0.152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float" office:value="243">
            <text:p>243</text:p>
          </table:table-cell>
          <table:table-cell table:style-name="ce7" table:formula="of:=([.$B$23]*[.B16])/([.$B$24]+[.B16])" office:value-type="float" office:value="0.392511013215859">
            <text:p>0.39</text:p>
          </table:table-cell>
          <table:table-cell table:style-name="ce9" table:formula="of:=[.$B$23]/([.B16]+[.$B$24])" office:value-type="float" office:value="0.00161527165932452">
            <text:p>0.002</text:p>
          </table:table-cell>
          <table:table-cell table:style-name="ce13" table:formula="of:=[.C16]/3.3" office:value-type="float" office:value="0.118942731277533">
            <text:p>0.119</text:p>
          </table:table-cell>
          <table:table-cell table:number-columns-repeated="2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186.6">
            <text:p>186.6</text:p>
          </table:table-cell>
          <table:table-cell table:style-name="ce7" table:formula="of:=([.$B$23]*[.B17])/([.$B$24]+[.B17])" office:value-type="float" office:value="0.309966777408638">
            <text:p>0.31</text:p>
          </table:table-cell>
          <table:table-cell table:style-name="ce9" table:formula="of:=[.$B$23]/([.B17]+[.$B$24])" office:value-type="float" office:value="0.00166112956810631">
            <text:p>0.002</text:p>
          </table:table-cell>
          <table:table-cell table:style-name="ce13" table:formula="of:=[.C17]/3.3" office:value-type="float" office:value="0.093929326487466">
            <text:p>0.094</text:p>
          </table:table-cell>
          <table:table-cell table:number-columns-repeated="2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44.5">
            <text:p>144.5</text:p>
          </table:table-cell>
          <table:table-cell table:style-name="ce7" table:formula="of:=([.$B$23]*[.B18])/([.$B$24]+[.B18])" office:value-type="float" office:value="0.24523013628182">
            <text:p>0.25</text:p>
          </table:table-cell>
          <table:table-cell table:style-name="ce9" table:formula="of:=[.$B$23]/([.B18]+[.$B$24])" office:value-type="float" office:value="0.00169709436873232">
            <text:p>0.002</text:p>
          </table:table-cell>
          <table:table-cell table:style-name="ce13" table:formula="of:=[.C18]/3.3" office:value-type="float" office:value="0.0743121625096426">
            <text:p>0.074</text:p>
          </table:table-cell>
          <table:table-cell table:number-columns-repeated="2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float" office:value="113.3">
            <text:p>113.3</text:p>
          </table:table-cell>
          <table:table-cell table:style-name="ce7" table:formula="of:=([.$B$23]*[.B19])/([.$B$24]+[.B19])" office:value-type="float" office:value="0.195416296451158">
            <text:p>0.20</text:p>
          </table:table-cell>
          <table:table-cell table:style-name="ce9" table:formula="of:=[.$B$23]/([.B19]+[.$B$24])" office:value-type="float" office:value="0.0017247687241938">
            <text:p>0.002</text:p>
          </table:table-cell>
          <table:table-cell table:style-name="ce13" table:formula="of:=[.C19]/3.3" office:value-type="float" office:value="0.0592170595306539">
            <text:p>0.059</text:p>
          </table:table-cell>
          <table:table-cell table:number-columns-repeated="2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float" office:value="89.9">
            <text:p>89.9</text:p>
          </table:table-cell>
          <table:table-cell table:style-name="ce7" table:formula="of:=([.$B$23]*[.B20])/([.$B$24]+[.B20])" office:value-type="float" office:value="0.156976559606328">
            <text:p>0.16</text:p>
          </table:table-cell>
          <table:table-cell table:style-name="ce9" table:formula="of:=[.$B$23]/([.B20]+[.$B$24])" office:value-type="float" office:value="0.00174612413355204">
            <text:p>0.002</text:p>
          </table:table-cell>
          <table:table-cell table:style-name="ce13" table:formula="of:=[.C20]/3.3" office:value-type="float" office:value="0.0475686544261601">
            <text:p>0.048</text:p>
          </table:table-cell>
          <table:table-cell table:number-columns-repeated="2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2" office:value-type="float" office:value="71.9">
            <text:p>71.9</text:p>
          </table:table-cell>
          <table:table-cell table:style-name="ce7" table:formula="of:=([.$B$23]*[.B21])/([.$B$24]+[.B21])" office:value-type="float" office:value="0.126753565895614">
            <text:p>0.13</text:p>
          </table:table-cell>
          <table:table-cell table:style-name="ce9" table:formula="of:=[.$B$23]/([.B21]+[.$B$24])" office:value-type="float" office:value="0.00176291468561355">
            <text:p>0.002</text:p>
          </table:table-cell>
          <table:table-cell table:style-name="ce13" table:formula="of:=[.C21]/3.3" office:value-type="float" office:value="0.0384101714835194">
            <text:p>0.03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>
            <text:p>Vin</text:p>
          </table:table-cell>
          <table:table-cell office:value-type="float" office:value="3.3">
            <text:p>3.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R1</text:p>
          </table:table-cell>
          <table:table-cell office:value-type="float" office:value="1800">
            <text:p>18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x ecart (V)</text:p>
          </table:table-cell>
          <table:table-cell table:style-name="ce5" table:formula="of:=[.C21]-[.C3]" office:value-type="float" office:value="-3.04595344593363">
            <text:p>-3.05</text:p>
          </table:table-cell>
          <table:table-cell table:number-columns-repeated="5"/>
        </table:table-row>
        <table:table-row table:style-name="ro1">
          <table:table-cell table:number-columns-repeated="6"/>
          <table:table-cell>
            <draw:frame table:end-cell-address="Feuille1.T42" table:end-x="0.8898in" table:end-y="0.1689in" draw:z-index="1" draw:style-name="gr1" draw:text-style-name="P1" svg:width="12.4244in" svg:height="3.0094in" svg:x="0.0228in" svg:y="0.0043in">
              <draw:object draw:notify-on-update-of-ranges="Feuille1.A3:Feuille1.A21 Feuille1.C2:Feuille1.C2 Feuille1.C3:Feuille1.C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4" office:value-type="string" table:number-columns-spanned="5" table:number-rows-spanned="11">
            <text:p>La valeur de R2 a été choisi pour obtenir la plus grande plage de voltage</text:p>
            <text:p>0.12V → 3.17V (Soit 3.05V en delta)</text:p>
          </table:table-cell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05/13/2023</text:date>, <text:time>23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Armani</meta:initial-creator>
    <meta:creation-date>2023-05-13T10:35:29.66</meta:creation-date>
    <dc:date>2023-05-13T23:21:13.81</dc:date>
    <dc:creator>Jimmy Armani</dc:creator>
    <meta:editing-duration>PT3H45M34S</meta:editing-duration>
    <meta:editing-cycles>5</meta:editing-cycles>
    <meta:generator>OpenOffice/4.1.14$Win32 OpenOffice.org_project/4114m1$Build-9811</meta:generator>
    <meta:document-statistic meta:table-count="3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31cm" svg:height="9.751cm" xlink:href=".." xlink:type="simple" chart:class="chart:line" chart:style-name="ch1">
        <chart:title svg:x="10.708cm" svg:y="0.331cm" chart:style-name="ch2">
          <text:p>Evolution en Ohms de la sonde selon la température</text:p>
        </chart:title>
        <chart:plot-area chart:style-name="ch3" table:cell-range-address="Feuille1.A3:Feuille1.B21 Feuille1.B2:Feuille1.B2" chart:data-source-has-labels="both" svg:x="1.08cm" svg:y="1.695cm" svg:width="29.191cm" svg:height="7.441cm">
          <chartooo:coordinate-region svg:x="2.257cm" svg:y="1.907cm" svg:width="27.734cm" svg:height="6.556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21" chart:label-cell-address="Feuille1.B2:Feuille1.B2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ms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44864">
                <text:p>44864</text:p>
                <draw:g>
                  <svg:desc>Feuille1.B3:Feuille1.B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5524">
                <text:p>2552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4.9">
                <text:p>434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1.9">
                <text:p>7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9cm" svg:height="7.645cm" xlink:href=".." xlink:type="simple" chart:class="chart:line" chart:style-name="ch1">
        <chart:title svg:x="11.238cm" svg:y="0.288cm" chart:style-name="ch2">
          <text:p>Evolution de l'entrée ADC selon la température</text:p>
        </chart:title>
        <chart:plot-area chart:style-name="ch3" table:cell-range-address="Feuille1.A3:Feuille1.A21 Feuille1.C2:Feuille1.C21" chart:data-source-has-labels="both" svg:x="1.081cm" svg:y="1.523cm" svg:width="29.216cm" svg:height="5.55cm">
          <chartooo:coordinate-region svg:x="1.993cm" svg:y="1.735cm" svg:width="28.024cm" svg:height="4.665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21" chart:label-cell-address="Feuille1.C2:Feuille1.C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3.17270701182925">
                <text:p>3.17270701182925</text:p>
                <draw:g>
                  <svg:desc>Feuille1.C3:Feuille1.C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3.08260869565217">
                <text:p>3.08260869565217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.94783304677773">
                <text:p>2.9478330467777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.76098003629764">
                <text:p>2.7609800362976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.51677215189873">
                <text:p>2.516772151898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2779783393502">
                <text:p>2.22779783393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1214953271028">
                <text:p>1.912149532710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59457364341085">
                <text:p>1.594573643410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9797775530839">
                <text:p>1.297977755308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3628048780488">
                <text:p>1.036280487804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18796992481203">
                <text:p>0.8187969924812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42162960311423">
                <text:p>0.6421629603114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02599604408025">
                <text:p>0.5025996044080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92511013215859">
                <text:p>0.3925110132158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09966777408638">
                <text:p>0.30996677740863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523013628182">
                <text:p>0.245230136281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95416296451158">
                <text:p>0.1954162964511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56976559606328">
                <text:p>0.1569765596063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26753565895614">
                <text:p>0.126753565895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